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000000000580000001F99D2A38C014B25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>
          <draw:text-box>
            <text:p>Presentación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1">David Piñuel Bosque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¿Cual es mi nombre?</text:p>
          </draw:text-box>
        </draw:frame>
        <draw:frame presentation:style-name="pr5" draw:text-style-name="P1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>Mi es David Piñuel Bosque </text:p>
              </text:list-item>
              <text:list-item>
                <text:p>Normalmente me suelen llamar Piñu</text:p>
              </text:list-item>
            </text:list>
          </draw:text-box>
        </draw:frame>
        <draw:frame presentation:style-name="pr4" draw:text-style-name="P1" draw:layer="layout" svg:width="25.199cm" svg:height="3.506cm" svg:x="1.201cm" svg:y="8.294cm" presentation:class="title" presentation:user-transformed="true">
          <draw:text-box>
            <text:p>¿Donde vivo?</text:p>
          </draw:text-box>
        </draw:frame>
        <draw:frame presentation:style-name="pr5" draw:text-style-name="P1" draw:layer="layout" svg:width="25.199cm" svg:height="3.486cm" svg:x="1.201cm" svg:y="11.4cm" presentation:class="outline" presentation:user-transformed="true">
          <draw:text-box>
            <text:list text:style-name="L2">
              <text:list-item>
                <text:p>Soy de San Vicente Del Raspeig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3.506cm" svg:x="6.6cm" svg:y="8.8cm" presentation:class="title" presentation:user-transformed="true">
          <draw:text-box>
            <text:p>Mis Aficiones</text:p>
          </draw:text-box>
        </draw:frame>
        <draw:frame draw:style-name="gr2" draw:text-style-name="P5" draw:layer="layout" svg:width="3.533cm" svg:height="1.243cm" svg:x="2.267cm" svg:y="10.06cm">
          <draw:image xlink:href="Pictures/10000000000000580000001F99D2A38C014B25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" draw:layer="layout" svg:width="25.199cm" svg:height="4.286cm" svg:x="1.2cm" svg:y="2.114cm" presentation:class="outline" presentation:user-transformed="true">
          <draw:text-box>
            <text:list text:style-name="L2">
              <text:list-item>
                <text:p>Soy músico, el instrumento que mejor se tocar es el bajo, aunque se tocar la guitarra, el piano y la trompeta.</text:p>
                <text:p/>
              </text:list-item>
            </text:list>
          </draw:text-box>
        </draw:frame>
        <draw:frame presentation:style-name="pr5" draw:text-style-name="P1" draw:layer="layout" svg:width="25.199cm" svg:height="3.486cm" svg:x="1.6cm" svg:y="6.914cm" presentation:class="outline" presentation:user-transformed="true">
          <draw:text-box>
            <text:p/>
          </draw:text-box>
        </draw:frame>
        <draw:frame presentation:style-name="pr5" draw:text-style-name="P1" draw:layer="layout" svg:width="25.199cm" svg:height="2.8cm" svg:x="1.401cm" svg:y="8cm" presentation:class="outline" presentation:user-transformed="true">
          <draw:text-box>
            <text:list text:style-name="L2">
              <text:list-item>
                <text:p>Juego mucho a juegos</text:p>
              </text:list-item>
            </text:list>
          </draw:text-box>
        </draw:frame>
        <draw:frame presentation:style-name="pr5" draw:text-style-name="P1" draw:layer="layout" svg:width="25.199cm" svg:height="2.8cm" svg:x="1.4cm" svg:y="10.8cm" presentation:class="outline" presentation:user-transformed="true">
          <draw:text-box>
            <text:list text:style-name="L2">
              <text:list-item>
                <text:p>Veo series, peliculas, anim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" draw:layer="layout" svg:width="25.199cm" svg:height="9.4cm" svg:x="1.6cm" svg:y="5.2cm" presentation:class="outline" presentation:user-transformed="true">
          <draw:text-box>
            <text:list text:style-name="L2">
              <text:list-item>
                <text:p>Mi reflexión es que me gusta mucho la informática, mi padre fue uno de los pioneros en informática y me ha inspirado a ello.</text:p>
                <text:p/>
              </text:list-item>
              <text:list-item>
                <text:p>En un futuro mis planes serian poder tener grado medio, superior y si se puede carrera y master, y de ello poder trabajar.</text:p>
                <text:p/>
              </text:list-item>
              <text:list-item>
                <text:p>Lo que espero es poder tener un trabajo y ganarme la vida con estos estudios.</text:p>
              </text:list-item>
            </text:list>
          </draw:text-box>
        </draw:frame>
        <draw:frame draw:style-name="gr3" draw:text-style-name="P8" draw:layer="layout" svg:width="18cm" svg:height="1.119cm" svg:x="2.4cm" svg:y="1.8cm">
          <draw:text-box>
            <text:list text:style-name="L1">
              <text:list-header>
                <text:p text:style-name="P7"><text:span text:style-name="T2">Reflexión y planes de futuro y lo que espero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denador que tengo en ca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cesador ryzen 7 3700x</text:p>
              </text:list-item>
              <text:list-item>
                <text:p>Placa base x570 gigabite gaming x</text:p>
              </text:list-item>
              <text:list-item>
                <text:p>Memoria RAM DDR4 16GB 3200mHz</text:p>
              </text:list-item>
              <text:list-item>
                <text:p>Tarjeta Gráfica Sapphire RX480 4GB</text:p>
              </text:list-item>
              <text:list-item>
                <text:p>Caja nfortec draco V2</text:p>
              </text:list-item>
              <text:list-item>
                <text:p><text:s/>5 TB en 6 discos duros</text:p>
              </text:list-item>
              <text:list-item>
                <text:p>Fuente alimentación 700W </text:p>
              </text:list-item>
              <text:list-item>
                <text:p>2 pantallas una Asus y otra Fujitsu de 24 pulga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6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5T17:36:12.565000000</meta:creation-date>
    <meta:editing-duration>PT11M11S</meta:editing-duration>
    <meta:editing-cycles>3</meta:editing-cycles>
    <meta:generator>LibreOffice/6.4.4.2$Windows_X86_64 LibreOffice_project/3d775be2011f3886db32dfd395a6a6d1ca2630ff</meta:generator>
    <dc:title>Blueprint Plans</dc:title>
    <dc:date>2020-09-15T23:29:50.894000000</dc:date>
    <meta:document-statistic meta:object-count="60"/>
  </office:meta>
</office:document-meta>
</file>